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1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CAB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KEY BOX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TRAFFIC VEST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WINCH CABL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RADIO (MUST TURN ON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FUEL TANK IS FUL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ODOMETER READING</text:p>
          </table:table-cell>
          <table:table-cell table:style-name="Default" office:value-type="string" calcext:value-type="string" table:number-columns-spanned="2" table:number-rows-spanned="1">
            <text:p>_______________________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ENGINE IDLED AT</text:p>
          </table:table-cell>
          <table:table-cell table:style-name="Default" office:value-type="string" calcext:value-type="string" table:number-columns-spanned="2" table:number-rows-spanned="1">
            <text:p>__________________ RPM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ALL GAUGES ARE IN WORKING ORD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NO GARBAGE IN CAB/TRUCK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WINDOWS AND MIRRORS ARE CLEA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ELECTRIC MIRRORS AND HEATERS WORK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HORNS AND SIRENS WORK PROPERLY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HEADLIGHTS WORKING (HIGH AND LOW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RAKE LIGHT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URN SIGNAL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ENGINE COMPARTMEN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GINE COMPARTMENT CLEA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RANK CASE OIL AT PROPER LEVE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OOLANT LEVEL AT PROPER LEVE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RANSMISSION FLUID AT PROPER LEVE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WINDSHIELD WIPER FLUID FUL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ATTERY TERMINALS CLEAN AND TIGH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IRE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IRE PRESSURES OK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<text:s/>- FRONT</text:p>
          </table:table-cell>
          <table:table-cell table:style-name="Default" office:value-type="string" calcext:value-type="string">
            <text:p>L __________</text:p>
          </table:table-cell>
          <table:table-cell table:style-name="Default" office:value-type="string" calcext:value-type="string">
            <text:p>R__________</text:p>
          </table:table-cell>
        </table:table-row>
        <table:table-row table:style-name="ro1">
          <table:table-cell office:value-type="string" calcext:value-type="string">
            <text:p>- REAR</text:p>
          </table:table-cell>
          <table:table-cell table:style-name="Default" office:value-type="string" calcext:value-type="string">
            <text:p>L __________</text:p>
          </table:table-cell>
          <table:table-cell table:style-name="Default" office:value-type="string" calcext:value-type="string">
            <text:p>R__________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DRIVER’S SIDE 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BAGS 300’ FORESTRY HOS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1.5” GATED Y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3 1.5” HOSE CLAMP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BAG OF BLADD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DRIVER’S SIDE 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BOLT CUTT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SET OF CHAP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SAFETY HELMET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REEL CRANK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SET OF BLADDER FILL LIN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PAIR OF SAFETY GLASS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MEDICAL BAG / STORMS AE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 table:number-rows-repeated="3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DRIVER’S SIDE #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 WHEEL CHOCK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7 FORESTRY RAK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0’ TOW STRAP – 1500 LB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RATCHET STRAP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U BOLT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PULLEY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PULLEY WITH A HOOK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FLOATING STRAIN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25’ PONY FILL LIN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PASSENGER SIDE #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HONDA 2000 – TEST AND RU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5/16” HITCH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5W/40 OI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5 TUBES WET WAT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WET WATER TEXTUR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ASSENGER SIDE #5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2 FLASH LIGHT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TWIST LOCK TO HOUSE COR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POWER STRIP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TWIST TO JBOX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WASP AND HORNET SPRAY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FIRE LIN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2" office:value-type="string" calcext:value-type="string">
            <text:p>2 BLACK POWER CORD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WATER BOTTL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ASSENGER SIDE 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RED NOZZL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DIGGING NOZZL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2" office:value-type="string" calcext:value-type="string">
            <text:p>2 BRASS NOZZL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SILVER NOZZL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ROCKWOOD WATER FO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2" office:value-type="string" calcext:value-type="string">
            <text:p>1 TFT DL 75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2.5” DOUBLE MAL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2.5” DOUBLE FEMAL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1.5” GATED Y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1.5” CAP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2" office:value-type="string" calcext:value-type="string">
            <text:p>3 1.5” NH DOUBLE FEMAL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3 1.5” DOUBLE MAL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1.5” COUPLING GARDEN HOS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3 1.5” CLAMP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4 SPANNER WRENCH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WIRE CUTT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SPOT LIGH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PASSENGER SIDE #6 (CONTINUED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1 2.5” GATED VALV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GAS CAN MIX 40:1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HAIN SAW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JUG OF BAR OI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SPEAR BULB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2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SKID T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SET OF SPANN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HECK VALVES FOR RUS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MAKE SURE TANK IS FUL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MAKE SURE GAS TANK IS FUL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HECK LIGHTS AROUND PUMP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2" office:value-type="string" calcext:value-type="string">
            <text:p>600’ FORESTRY HOS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300' DEAD LIN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300' PRECHARGED LIN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DATE INSPECTED</text:p>
          </table:table-cell>
          <table:table-cell table:style-name="Default" office:value-type="string" calcext:value-type="string">
            <text:p>_______________________</text:p>
          </table:table-cell>
          <table:table-cell table:style-name="Default"/>
        </table:table-row>
        <table:table-row table:style-name="ro1">
          <table:table-cell office:value-type="string" calcext:value-type="string">
            <text:p>PERSONNEL COMPLETING INSPECTION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 <text:s text:c="2"/>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 <text:s text:c="2"/>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 <text:s text:c="2"/>________________________________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OFFICER SIGNATURE __________________________________________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OMMENT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1" table:number-rows-repeated="9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/>
          <table:table-cell/>
          <table:table-cell table:style-name="Default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1" table:number-rows-repeated="1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>
        <style:region-left>
          <text:p>Date __________</text:p>
        </style:region-left>
        <style:region-center>
          <text:p><text:span text:style-name="MT1">Dayville Fire Company</text:span></text:p>
          <text:p>Service 163</text:p>
          <text:p/>
        </style:region-center>
        <style:region-right>
          <text:p>Page <text:page-number>1</text:page-number> of 3</text:p>
        </style:region-right>
      </style:header>
      <style:header-left style:display="false"/>
      <style:footer>
        <style:region-right>
          <text:p>Officer: ________________________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18:00:39.207209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4:27:24.346205159</meta:creation-date>
    <dc:date>2017-04-08T18:22:58.972132652</dc:date>
    <meta:editing-duration>PT35M8S</meta:editing-duration>
    <meta:editing-cycles>7</meta:editing-cycles>
    <meta:generator>LibreOffice/5.2.2.2$Linux_X86_64 LibreOffice_project/20m0$Build-2</meta:generator>
    <meta:document-statistic meta:table-count="1" meta:cell-count="287" meta:object-count="0"/>
  </office:meta>
</office:document-meta>
</file>